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Disabili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isability diversity data 2021-22</text:p>
          </table:table-cell>
          <table:table-cell office:value-type="string" table:style-name="ce1">
            <text:p>Employees declaring disabil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7.47" table:style-name="ce1">
            <text:p>7.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7.34" table:style-name="ce1">
            <text:p>7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7.52" table:style-name="ce1">
            <text:p>7.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office:value-type="float" office:value="7.58" table:style-name="ce1">
            <text:p>7.58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04-13T12:38:03Z</meta:creation-date>
    <dc:date>2022-04-13T12:38:14Z</dc:date>
    <meta:user-defined meta:name="_MarkAsFinal" meta:value-type="boolean">true</meta:user-defined>
  </office:meta>
</office:document-meta>
</file>